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solid" draw:fill-color="#75ab24" draw:textarea-horizontal-align="justify" draw:textarea-vertical-align="middle" draw:auto-grow-height="false" fo:min-height="0.334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dash" draw:stroke-dash="Dashed_20__28_var_29__20_218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dash" draw:stroke-dash="Dashed_20__28_var_29__20_218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42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75ab24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9cm" svg:height="1.8cm" svg:x="10.328cm" svg:y="13.544cm">
            <text:p/>
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</draw:custom-shape>
          <draw:rect draw:style-name="gr2" draw:text-style-name="P1" draw:layer="layout" svg:width="0.92cm" svg:height="0.904cm" svg:x="10.307cm" svg:y="15.344cm">
            <text:p/>
          </draw:rect>
          <draw:rect draw:style-name="gr2" draw:text-style-name="P1" draw:layer="layout" svg:width="1.803cm" svg:height="2.701cm" svg:x="8.526cm" svg:y="13.544cm">
            <text:p/>
          </draw:rect>
          <draw:line draw:style-name="gr3" draw:text-style-name="P2" draw:layer="layout" svg:x1="8.523cm" svg:y1="13.541cm" svg:x2="8.523cm" svg:y2="16.244cm">
            <text:p/>
          </draw:line>
          <draw:line draw:style-name="gr3" draw:text-style-name="P2" draw:layer="layout" svg:x1="8.523cm" svg:y1="16.243cm" svg:x2="11.228cm" svg:y2="16.243cm">
            <text:p/>
          </draw:line>
          <draw:line draw:style-name="gr3" draw:text-style-name="P2" draw:layer="layout" svg:x1="8.523cm" svg:y1="13.541cm" svg:x2="10.326cm" svg:y2="13.541cm">
            <text:p/>
          </draw:line>
          <draw:line draw:style-name="gr3" draw:text-style-name="P2" draw:layer="layout" svg:x1="11.228cm" svg:y1="15.34cm" svg:x2="11.228cm" svg:y2="16.241cm">
            <text:p/>
          </draw:line>
          <draw:line draw:style-name="gr3" draw:text-style-name="P2" draw:layer="layout" svg:x1="10.325cm" svg:y1="13.541cm" svg:x2="11.227cm" svg:y2="15.343cm">
            <text:p/>
          </draw:line>
          <draw:line draw:style-name="gr4" draw:text-style-name="P2" draw:layer="layout" svg:x1="11.227cm" svg:y1="15.34cm" svg:x2="10.325cm" svg:y2="15.34cm">
            <text:p/>
          </draw:line>
          <draw:line draw:style-name="gr5" draw:text-style-name="P2" draw:layer="layout" svg:x1="10.325cm" svg:y1="13.541cm" svg:x2="10.325cm" svg:y2="15.343cm">
            <text:p/>
          </draw:line>
          <draw:line draw:style-name="gr3" draw:text-style-name="P2" draw:layer="layout" svg:x1="10.325cm" svg:y1="15.162cm" svg:x2="10.505cm" svg:y2="15.162cm">
            <text:p/>
          </draw:line>
          <draw:line draw:style-name="gr3" draw:text-style-name="P2" draw:layer="layout" svg:x1="10.505cm" svg:y1="15.342cm" svg:x2="10.505cm" svg:y2="15.162cm">
            <text:p/>
          </draw:line>
          <draw:frame draw:style-name="gr6" draw:text-style-name="P4" draw:layer="layout" svg:width="1.803cm" svg:height="0.676cm" svg:x="8.974cm" svg:y="12.999cm">
            <draw:text-box>
              <text:p text:style-name="P3"><text:span text:style-name="T1">2,5 m</text:span></text:p>
            </draw:text-box>
          </draw:frame>
          <draw:frame draw:style-name="gr6" draw:text-style-name="P4" draw:layer="layout" svg:width="1.803cm" svg:height="0.676cm" svg:x="8.974cm" svg:y="16.243cm">
            <draw:text-box>
              <text:p text:style-name="P3"><text:span text:style-name="T1">3,7 m</text:span></text:p>
            </draw:text-box>
          </draw:frame>
          <draw:frame draw:style-name="gr6" draw:text-style-name="P4" draw:layer="layout" svg:width="1.803cm" svg:height="0.676cm" svg:x="11.14cm" svg:y="15.522cm">
            <draw:text-box>
              <text:p text:style-name="P3"><text:span text:style-name="T1">1,2 m</text:span></text:p>
            </draw:text-box>
          </draw:frame>
          <draw:line draw:style-name="gr7" draw:text-style-name="P5" draw:layer="layout" svg:x1="8.427cm" svg:y1="14.995cm" svg:x2="8.627cm" svg:y2="14.795cm">
            <text:p/>
          </draw:line>
          <draw:line draw:style-name="gr7" draw:text-style-name="P5" draw:layer="layout" svg:x1="9.777cm" svg:y1="16.345cm" svg:x2="9.977cm" svg:y2="16.145cm">
            <text:p/>
          </draw:line>
          <draw:line draw:style-name="gr3" draw:text-style-name="P2" draw:layer="layout" svg:x1="8.525cm" svg:y1="16.063cm" svg:x2="8.705cm" svg:y2="16.063cm">
            <text:p/>
          </draw:line>
          <draw:line draw:style-name="gr3" draw:text-style-name="P2" draw:layer="layout" svg:x1="8.705cm" svg:y1="16.243cm" svg:x2="8.705cm" svg:y2="16.063cm">
            <text:p/>
          </draw:line>
          <draw:line draw:style-name="gr3" draw:text-style-name="P2" draw:layer="layout" svg:x1="11.046cm" svg:y1="16.238cm" svg:x2="11.046cm" svg:y2="16.058cm">
            <text:p/>
          </draw:line>
          <draw:line draw:style-name="gr3" draw:text-style-name="P2" draw:layer="layout" svg:x1="11.226cm" svg:y1="16.058cm" svg:x2="11.046cm" svg:y2="16.058cm">
            <text:p/>
          </draw:line>
          <draw:line draw:style-name="gr3" draw:text-style-name="P2" draw:layer="layout" svg:x1="8.709cm" svg:y1="13.541cm" svg:x2="8.709cm" svg:y2="13.721cm">
            <text:p/>
          </draw:line>
          <draw:line draw:style-name="gr3" draw:text-style-name="P2" draw:layer="layout" svg:x1="8.529cm" svg:y1="13.719cm" svg:x2="8.709cm" svg:y2="13.71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181" draw:display-name="Dashed (var) 2181" draw:style="rect" draw:dots1="1" draw:dots1-length="0.016cm" draw:dots2="1" draw:dots2-length="0.016cm" draw:distance="0.016cm"/>
    <draw:stroke-dash draw:name="Dashed_20__28_var_29__20_2182" draw:display-name="Dashed (var) 2182" draw:style="rect" draw:dots1="1" draw:dots1-length="0.016cm" draw:dots2="1" draw:dots2-length="0.016cm" draw:distance="0.01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2:18:37.081122113</meta:creation-date>
    <dc:date>2018-03-22T12:18:54.718343451</dc:date>
    <meta:editing-duration>PT17S</meta:editing-duration>
    <meta:editing-cycles>1</meta:editing-cycles>
    <meta:document-statistic meta:object-count="24"/>
    <meta:generator>LibreOffice/6.0.0.3$MacOSX_X86_64 LibreOffice_project/64a0f66915f38c6217de274f0aa8e15618924765</meta:generator>
  </office:meta>
</office:document-meta>
</file>